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dddddd"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2: </text:p>
      <text:p text:style-name="Standard"/>
      <text:p text:style-name="Standard">Step 1:</text:p>
      <text:p text:style-name="Standard"><text:tab/>Page layout</text:p>
      <text:p text:style-name="Standard"><text:tab/>Plain HTML with external CSS file</text:p>
      <text:p text:style-name="Standard"/>
      <text:p text:style-name="Standard">Step 2:</text:p>
      <text:p text:style-name="Standard"><text:tab/>Building page in the backend using PHP.</text:p>
      <text:p text:style-name="Standard"><text:tab/>Using $regions to build regions, blocks and elements</text:p>
      <text:p text:style-name="Standard"><text:tab/>Rendering $regions into HTML by Javascript</text:p>
      <text:p text:style-name="Standard"/>
      <text:p text:style-name="Standard"/>
      <text:p text:style-name="Standard">Details:</text:p>
      <text:p text:style-name="Standard"/>
      <text:p text:style-name="Standard">Page STRUCTURE, TEMPLATING and RENDERING Standards</text:p>
      <text:p text:style-name="Standard"/>
      <text:p text:style-name="Standard">In our example pagename <text:s/>is 'first'. </text:p>
      <text:p text:style-name="Standard"/>
      <text:p text:style-name="Standard">Regions, blocks, elements of each page must be defined and set in backend/page_first.php. <text:tab/></text:p>
      <text:p text:style-name="Standard">Styling must be handled in frontend/first.css, frontend/color.css, etc.</text:p>
      <text:p text:style-name="Standard">Rendering may be handled by Javascript frontend/render_first.js or by PHP <text:s/>frontend/render_first.php</text:p>
      <text:p text:style-name="Standard">HTML head is in frontend/htmlHead_first.php</text:p>
      <text:p text:style-name="Standard"/>
      <text:p text:style-name="Standard">@page <text:tab/>:</text:p>
      <text:p text:style-name="Standard"><text:tab/>Regions, blocks, elements</text:p>
      <text:p text:style-name="Standard"><text:tab/>Page to be rendered as regions -&gt; a region -&gt; blocks -&gt; a block -&gt; elements -&gt; an element</text:p>
      <text:p text:style-name="Standard"><text:tab/>$regions[r][b][e] =&gt; $regions[region index][block index][element index]</text:p>
      <text:p text:style-name="Standard"><text:tab/>$regions[r] is a region.</text:p>
      <text:p text:style-name="Standard"><text:tab/>$regions[r][b] is a block.</text:p>
      <text:p text:style-name="Standard"><text:tab/>$regions[r][b][e] is not an element but array of elements.</text:p>
      <text:p text:style-name="Standard"><text:tab/></text:p>
      <text:p text:style-name="Standard">@region<text:tab/>:<text:tab/></text:p>
      <text:p text:style-name="P1"><text:tab/>Each region's classes and attributes must be set in backend/page_{pagename}.php this page. </text:p>
      <text:p text:style-name="Standard"><text:tab/>Region id will be set by render.js. Style must be set in css file. </text:p>
      <text:p text:style-name="Standard"><text:tab/><text:tab/><text:tab/><text:tab/></text:p>
      <text:p text:style-name="Standard">@block<text:tab/>: </text:p>
      <text:p text:style-name="P1"><text:tab/>Each block's classes and <text:s/>attributes must be set on backend/page_{pagename}.php.</text:p>
      <text:p text:style-name="Standard"><text:tab/>Block id will be set by render.js. Style must be set in css file. </text:p>
      <text:p text:style-name="Standard"/>
      <text:p text:style-name="Standard">@element<text:tab/>: <text:s text:c="2"/></text:p>
      <text:p text:style-name="Standard"><text:tab/>Each element describes/defines a DOM (html) element. An element is an array of $elements. <text:tab/></text:p>
      <text:p text:style-name="P1"><text:tab/>Each element must have : (string) tag, <text:s/>(array) class, (array) attributes</text:p>
      <text:p text:style-name="Standard"><text:tab/>Some elements must have some mandatory fields in attributes array:<text:tab/></text:p>
      <text:p text:style-name="Standard"><text:tab/><text:tab/>'input' element must have 'type', </text:p>
      <text:p text:style-name="Standard"><text:tab/><text:tab/>'a' <text:s/>element must have 'href' </text:p>
      <text:p text:style-name="Standard"><text:tab/><text:tab/>width <text:s/>(for html 'img' elements), etc.</text:p>
      <text:p text:style-name="Standard"><text:tab/>Some elements must have 'children' : Element with'form', 'table', etc tags must have 'children'</text:p>
      <text:p text:style-name="Standard"><text:tab/></text:p>
      <text:p text:style-name="Standard">@rendering<text:tab/>: </text:p>
      <text:p text:style-name="Standard"><text:soft-page-break/><text:tab/>Rendering template file (render_first.js, render_first.php) must have a rendering method for <text:tab/>each tag. Named like: <text:s/>function render_{tag}</text:p>
      <text:p text:style-name="Standard"><text:tab/>If rendering method cannot be found then function render_other() method will apply.</text:p>
      <text:p text:style-name="Standard"><text:tab/>Exeptional tag: There is 1 tag that is not an HTML tag: 'asis'</text:p>
      <text:p text:style-name="Standard"/>
      <text:p text:style-name="Standard">@asis method<text:tab/>: </text:p>
      <text:p text:style-name="Standard"><text:tab/>An element with 'asis' tag will not be rendered but copied asis by function render_asis() . </text:p>
      <text:p text:style-name="Standard"><text:tab/>An asis element must include all necessary html in $element['innerHtml'].</text:p>
      <text:p text:style-name="Standard"><text:tab/></text:p>
      <text:p text:style-name="Standard">@other method : </text:p>
      <text:p text:style-name="Standard"><text:tab/>If a method cannot be found then 'render_other' method will be used.</text:p>
      <text:p text:style-name="Standard"/>
      <text:p text:style-name="Standard">@attributes : </text:p>
      <text:p text:style-name="Standard"><text:tab/>$attributes must not include classes and styles.</text:p>
      <text:p text:style-name="Standard"/>
      <text:p text:style-name="Standard"/>
      <text:p text:style-name="Standard">@Javascript </text:p>
      <text:p text:style-name="Standard"><text:tab/>render_{first}.js is dedicated to rendering structured data into HTML</text:p>
      <text:p text:style-name="Standard"><text:tab/>Incoming data must be a Javascript object named as 'regions'</text:p>
      <text:p text:style-name="Standard"><text:tab/>Passing PHP arrays or objects to Javascript: </text:p>
      <text:p text:style-name="Standard"><text:tab/>Dont use colon or semicolon so Javascript does not have to do JSON.parse()</text:p>
      <text:p text:style-name="Standard"><text:tab/>Example PHP code: </text:p>
      <text:p text:style-name="Standard"><text:tab/><text:tab/>$regionsJason = json_encode($regions);</text:p>
      <text:p text:style-name="Standard"><text:tab/><text:tab/>$addJsCodeBeforeLoad = array('var regions = ' . $regionsJason . '; ')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7-01-09T22:35:32.74</dc:date>
    <meta:editing-duration>PT21H59M31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2" meta:paragraph-count="59" meta:word-count="408" meta:character-count="2724"/>
  </office:meta>
</office:document-meta>
</file>